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6.19pt"/>
    </style:style>
    <style:style style:name="co7" style:family="table-column">
      <style:table-column-properties fo:break-before="auto" style:column-width="80.25pt"/>
    </style:style>
    <style:style style:name="co8" style:family="table-column">
      <style:table-column-properties fo:break-before="auto" style:column-width="32.51pt"/>
    </style:style>
    <style:style style:name="co9" style:family="table-column">
      <style:table-column-properties fo:break-before="auto" style:column-width="57.86pt"/>
    </style:style>
    <style:style style:name="co10" style:family="table-column">
      <style:table-column-properties fo:break-before="auto" style:column-width="67.8pt"/>
    </style:style>
    <style:style style:name="co11" style:family="table-column">
      <style:table-column-properties fo:break-before="auto" style:column-width="186.8pt"/>
    </style:style>
    <style:style style:name="co12" style:family="table-column">
      <style:table-column-properties fo:break-before="auto" style:column-width="98.19pt"/>
    </style:style>
    <style:style style:name="co1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34" style:family="table-cell" style:parent-style-name="Default">
      <style:table-cell-properties fo:background-color="#00cc00"/>
      <style:text-properties fo:font-size="12pt" style:font-size-asian="12pt" style:font-size-complex="12pt"/>
    </style:style>
    <style:style style:name="ce33" style:family="table-cell" style:parent-style-name="Default">
      <style:table-cell-properties fo:background-color="#ff0000"/>
      <style:text-properties fo:font-size="12pt" style:font-size-asian="12pt" style:font-size-complex="12pt"/>
    </style:style>
    <style:style style:name="ce32" style:family="table-cell" style:parent-style-name="Default">
      <style:table-cell-properties fo:background-color="#fff2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56.3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50.15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47.1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81.51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34.6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84.47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03.2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number-columns-repeated="1012"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number-columns-repeated="3"/>
          <table:table-cell table:style-name="ce12" office:value-type="string" calcext:value-type="string" table:number-columns-spanned="1" table:number-rows-spanned="2">
            <text:p>Number of Frames in the test</text:p>
          </table:table-cell>
          <table:table-cell table:style-name="ce2"/>
          <table:table-cell table:number-columns-repeated="1012"/>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table-cell table:style-name="ce12" office:value-type="string" calcext:value-type="string">
            <text:p>New Run function</text:p>
          </table:table-cell>
          <table:table-cell table:style-name="ce12" office:value-type="string" calcext:value-type="string">
            <text:p>Wired AND Enabled</text:p>
          </table:table-cell>
          <table:covered-table-cell table:style-name="ce12"/>
          <table:table-cell table:style-name="ce1" office:value-type="string" calcext:value-type="string">
            <text:p>Notes</text:p>
          </table:table-cell>
          <table:table-cell table:number-columns-repeated="1012"/>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Default" table:number-columns-repeated="5"/>
          <table:table-cell table:number-columns-repeated="1013"/>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office:value-type="string" calcext:value-type="string">
            <office:annotation draw:style-name="gr1" draw:text-style-name="P2" svg:width="82.18pt" svg:height="183.97pt" svg:x="1236.76pt" svg:y="103.38pt" draw:caption-point-x="-17.29pt" draw:caption-point-y="42.8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ISO Ambiguous</text:p>
          </table:table-cell>
          <table:table-cell table:number-columns-repeated="101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7" calcext:value-type="float">
            <text:p>7</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0" calcext:value-type="float">
            <text:p>2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5"/>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99" calcext:value-type="float">
            <text:p>99</text:p>
          </table:table-cell>
          <table:table-cell office:value-type="string" calcext:value-type="string">
            <office:annotation draw:style-name="gr2" draw:text-style-name="P2" svg:width="82.18pt" svg:height="127.67pt" svg:x="1236.76pt" svg:y="223.37pt" draw:caption-point-x="-17.29pt" draw:caption-point-y="42.8pt">
              <dc:date>2020-10-14T00:00:00</dc:date>
              <text:p text:style-name="P1"><text:span text:style-name="T1">Here test finds only 39, not 40 stuff bits in CAN FD Enabled variant. We should figure out why!</text:span></text:p>
              <text:p text:style-name="P1"><text:span text:style-name="T1">This is probably</text:span></text:p>
              <text:p text:style-name="P1"><text:span text:style-name="T1">Because only regular stuff bits are counted and not fixed stuff bits!!!</text:span></text:p>
            </office:annotation>
            <text:p>WARNING</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78" calcext:value-type="float">
            <text:p>178</text:p>
          </table:table-cell>
          <table:table-cell office:value-type="string" calcext:value-type="string">
            <office:annotation draw:style-name="gr3" draw:text-style-name="P2" svg:width="82.18pt" svg:height="80.76pt" svg:x="1236.76pt" svg:y="238.37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08" calcext:value-type="float">
            <text:p>1008</text:p>
          </table:table-cell>
          <table:table-cell office:value-type="string" calcext:value-type="string">
            <office:annotation draw:style-name="gr3" draw:text-style-name="P2" svg:width="82.18pt" svg:height="80.76pt" svg:x="1236.76pt" svg:y="253.36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table:table-cell table:style-name="ce33" office:value-type="string" calcext:value-type="string">
            <text:p>Open</text:p>
          </table:table-cell>
          <table:table-cell table:style-name="ce24" table:number-columns-repeated="3"/>
          <table:table-cell office:value-type="float" office:value="9" calcext:value-type="float">
            <text:p>9</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2" calcext:value-type="float">
            <text:p>22</text:p>
          </table:table-cell>
          <table:table-cell office:value-type="string" calcext:value-type="string">
            <office:annotation draw:style-name="gr3" draw:text-style-name="P2" svg:width="82.18pt" svg:height="80.76pt" svg:x="1236.76pt" svg:y="313.37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5" calcext:value-type="float">
            <text:p>5</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8" calcext:value-type="float">
            <text:p>18</text:p>
          </table:table-cell>
          <table:table-cell office:value-type="string" calcext:value-type="string">
            <office:annotation draw:style-name="gr4" draw:text-style-name="P2" svg:width="82.18pt" svg:height="61.99pt" svg:x="1236.76pt" svg:y="628.36pt" draw:caption-point-x="-17.29pt" draw:caption-point-y="42.8pt">
              <dc:date>2020-10-02T00:00:00</dc:date>
              <text:p text:style-name="P1"><text:span text:style-name="T1">Frames here could be randomized. This is rather wishlist like TODO!</text:span></text:p>
            </office:annotation>
            <text:p>WARNING</text:p>
          </table:table-cell>
          <table:table-cell table:number-columns-repeated="1012"/>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2" office:value-type="string" calcext:value-type="string">
            <text:p>In Progress</text:p>
          </table:table-cell>
          <table:table-cell table:style-name="ce24" office:value-type="string" calcext:value-type="string">
            <text:p>Yes</text:p>
          </table:table-cell>
          <table:table-cell table:style-name="ce24" table:number-columns-repeated="2"/>
          <table:table-cell office:value-type="float" office:value="14" calcext:value-type="float">
            <text:p>14</text:p>
          </table:table-cell>
          <table:table-cell office:value-type="string" calcext:value-type="string">
            <office:annotation draw:style-name="gr5" draw:text-style-name="P2" svg:width="82.18pt" svg:height="155.82pt" svg:x="1236.76pt" svg:y="822.1pt" draw:caption-point-x="-17.29pt" draw:caption-point-y="42.8pt">
              <dc:date>2020-10-02T00:00:00</dc:date>
              <text:p text:style-name="P1"><text:span text:style-name="T1">This test needs to have recessive R0 bit in order to get dominant stuff bit in control field (DLC) of CAN 2.0 frame!</text:span></text:p>
              <text:p text:style-name="P1"><text:span text:style-name="T1"/></text:p>
              <text:p text:style-name="P1"><text:span text:style-name="T1">To accept recessive R0 frame OK, node must have Protocol exception enabled.</text:span></text:p>
            </office:annotation>
            <text:p>TODO</text:p>
          </table:table-cell>
          <table:table-cell table:number-columns-repeated="1012"/>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 calcext:value-type="float">
            <text:p>10</text:p>
          </table:table-cell>
          <table:table-cell table:number-columns-repeated="1013"/>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table-cell table:style-name="ce24" table:number-columns-repeated="4"/>
          <table:table-cell table:number-columns-repeated="1014"/>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office:value-type="string" calcext:value-type="string">
            <text:p>TestIso_7_7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PROP(N)+PH1(N)+PH2(N)+1</text:p>
          </table:table-cell>
          <table:table-cell office:value-type="string" calcext:value-type="string">
            <office:annotation draw:style-name="gr6" draw:text-style-name="P2" svg:width="82.18pt" svg:height="352.86pt" svg:x="1236.76pt" svg:y="1077.11pt" draw:caption-point-x="-17.29pt" draw:caption-point-y="42.8pt">
              <dc:date>2020-11-15T00:00:00</dc:date>
              <text:p text:style-name="P1"><text:span text:style-name="T1">Here, without Monitor Input delay, the test does not pass. Strictly speaking, from the edge of SOF of retransmitted frame, to start of Bit frame, it can be slightly more than 6 bit times xactly due to input delay! If edge occurs just at the end of time quanta, it will be resyncrhonized in the middle of next time quanta and processed only at the end on next TQ. Therefore the final delay between SOF and RX frame, can be slightly higher than 6 Bit times. This MUST be checked with certication authority before running the tests.</text:span></text:p>
            </office:annotation>
            <text:p>WARNING</text:p>
          </table:table-cell>
          <table:table-cell table:number-columns-repeated="1012"/>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style-name="ce24" table:number-columns-repeated="3"/>
          <table:table-cell office:value-type="string" calcext:value-type="string">
            <text:p>NTQ(N)-PH2(N)-SJW(N)-2</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style-name="ce24" table:number-columns-repeated="3"/>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style-name="ce24" table:number-columns-repeated="3"/>
          <table:table-cell office:value-type="string" calcext:value-type="string">
            <text:p>PH2(N) – SJW(N)</text:p>
          </table:table-cell>
          <table:table-cell table:number-columns-repeated="1013"/>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style-name="ce24" table:number-columns-repeated="3"/>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style-name="ce24" table:number-columns-repeated="3"/>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style-name="ce24" table:number-columns-repeated="3"/>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style-name="ce24" table:number-columns-repeated="3"/>
          <table:table-cell office:value-type="string" calcext:value-type="string">
            <text:p>NTQ(N)-PH2(N)-SJW(N)-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style-name="ce24" table:number-columns-repeated="3"/>
          <table:table-cell office:value-type="string" calcext:value-type="string">
            <text:p>SJW(D)</text:p>
          </table:table-cell>
          <table:table-cell office:value-type="string" calcext:value-type="string">
            <office:annotation draw:style-name="gr7" draw:text-style-name="P2" svg:width="82.18pt" svg:height="118.29pt" svg:x="1236.76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BRP_FD</text:p>
          </table:table-cell>
          <table:table-cell table:number-columns-repeated="1012"/>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style-name="ce24" table:number-columns-repeated="3"/>
          <table:table-cell office:value-type="string" calcext:value-type="string">
            <text:p>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style-name="ce24" table:number-columns-repeated="3"/>
          <table:table-cell office:value-type="string" calcext:value-type="string">
            <text:p>SJW(D)</text:p>
          </table:table-cell>
          <table:table-cell office:value-type="string" calcext:value-type="string">
            <office:annotation draw:style-name="gr8" draw:text-style-name="P2" svg:width="82.18pt" svg:height="165.2pt" svg:x="1236.76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Beware!</text:p>
          </table:table-cell>
          <table:table-cell table:number-columns-repeated="1012"/>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style-name="ce24" table:number-columns-repeated="3"/>
          <table:table-cell office:value-type="string" calcext:value-type="string">
            <text:p>NTQ(D)-PH2(D)-SJW(D)-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style-name="ce24" table:number-columns-repeated="3"/>
          <table:table-cell office:value-type="string" calcext:value-type="string">
            <text:p>NTQ(D)-PH2(D)-SJW(D)-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style-name="ce24" table:number-columns-repeated="3"/>
          <table:table-cell office:value-type="string" calcext:value-type="string">
            <text:p>NTQ(D)-PH2(D)-SJW(D)-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2" office:value-type="string" calcext:value-type="string">
            <text:p>In Progress</text:p>
          </table:table-cell>
          <table:table-cell table:style-name="ce24" table:number-columns-repeated="3"/>
          <table:table-cell office:value-type="string" calcext:value-type="string">
            <text:p>SJW(D)</text:p>
          </table:table-cell>
          <table:table-cell office:value-type="string" calcext:value-type="string">
            <office:annotation draw:style-name="gr9" draw:text-style-name="P2" svg:width="82.18pt" svg:height="287.18pt" svg:x="1236.76pt" svg:y="1422.11pt" draw:caption-point-x="-17.29pt" draw:caption-point-y="42.8pt">
              <dc:date>2020-06-13T00:00:00</dc:date>
              <text:p text:style-name="P1"><text:span text:style-name="T1">I think ISO is wrong here, because it says ESI shall be shortened by Sync + Prop + Ph1 – e. But since e is negative, this actually lengthens the dominant pulse! Even if abs(e) is meant, ESI cant be shortened by e every-time because then check is executed too soon! It Is clearly meant that only whole TSEG2 of next bit is forced to recessive, or BRS is not shortened, but only its last e time quanta are flipped to opposite value!</text:span></text:p>
            </office:annotation>
            <text:p>ISO Error</text:p>
          </table:table-cell>
          <table:table-cell table:number-columns-repeated="1012"/>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style-name="ce24" table:number-columns-repeated="3"/>
          <table:table-cell office:value-type="string" calcext:value-type="string">
            <text:p>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style-name="ce24" table:number-columns-repeated="3"/>
          <table:table-cell office:value-type="string" calcext:value-type="string">
            <text:p>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style-name="ce24" table:number-columns-repeated="3"/>
          <table:table-cell office:value-type="string" calcext:value-type="string">
            <text:p>PH2(D) – 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style-name="ce24" table:number-columns-repeated="3"/>
          <table:table-cell office:value-type="string" calcext:value-type="string">
            <text:p>PH2(D) – 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style-name="ce24" table:number-columns-repeated="3"/>
          <table:table-cell office:value-type="string" calcext:value-type="string">
            <text:p>PH2(D) – SJW(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style-name="Default"/>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office:value-type="string" calcext:value-type="string">
            <office:annotation draw:style-name="gr2" draw:text-style-name="P2" svg:width="82.18pt" svg:height="127.67pt" svg:x="1219.46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ISO Error</text:p>
          </table:table-cell>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style-name="ce24" table:number-columns-repeated="3"/>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1" calcext:value-type="float">
            <text:p>11</text:p>
          </table:table-cell>
          <table:table-cell office:value-type="string" calcext:value-type="string">
            <office:annotation draw:style-name="gr10" draw:text-style-name="P2" svg:width="82.18pt" svg:height="240.26pt" svg:x="1236.76pt" svg:y="1692.11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2" calcext:value-type="float">
            <text:p>62</text:p>
          </table:table-cell>
          <table:table-cell office:value-type="string" calcext:value-type="string">
            <office:annotation draw:style-name="gr10" draw:text-style-name="P2" svg:width="82.18pt" svg:height="240.26pt" svg:x="1236.76pt" svg:y="1707.11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6" calcext:value-type="float">
            <text:p>16</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style-name="ce24" table:number-columns-repeated="3"/>
          <table:table-cell office:value-type="float" office:value="13" calcext:value-type="float">
            <text:p>13</text:p>
          </table:table-cell>
          <table:table-cell table:number-columns-repeated="1013"/>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8" calcext:value-type="float">
            <text:p>8</text:p>
          </table:table-cell>
          <table:table-cell office:value-type="string" calcext:value-type="string">
            <office:annotation draw:style-name="gr11" draw:text-style-name="P2" svg:width="82.18pt" svg:height="90.14pt" svg:x="1236.76pt" svg:y="1767.12pt" draw:caption-point-x="-17.29pt" draw:caption-point-y="42.8pt">
              <dc:date>2020-10-25T00:00:00</dc:date>
              <text:p text:style-name="P1"><text:span text:style-name="T1">Add randomization to the frames, but this needs compensation of different bit lenghts between driven and monitored frame!</text:span></text:p>
            </office:annotation>
            <text:p>TODO</text:p>
          </table:table-cell>
          <table:table-cell table:number-columns-repeated="1012"/>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4" calcext:value-type="float">
            <text:p>34</text:p>
          </table:table-cell>
          <table:table-cell office:value-type="string" calcext:value-type="string">
            <office:annotation draw:style-name="gr3" draw:text-style-name="P2" svg:width="82.18pt" svg:height="80.76pt" svg:x="1236.76pt" svg:y="1807.71pt" draw:caption-point-x="-17.29pt" draw:caption-point-y="42.8pt">
              <dc:date>2020-10-28T00:00:00</dc:date>
              <text:p text:style-name="P1"><text:span text:style-name="T1">For now, the test uses randomization, but it does not explicitly makes all bit types in CAN FD enabled variant!</text:span></text:p>
            </office:annotation>
            <text:p>TOD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5" calcext:value-type="float">
            <text:p>35</text:p>
          </table:table-cell>
          <table:table-cell office:value-type="string" calcext:value-type="string">
            <office:annotation draw:style-name="gr3" draw:text-style-name="P2" svg:width="82.18pt" svg:height="80.76pt" svg:x="1236.76pt" svg:y="1822.71pt" draw:caption-point-x="-17.29pt" draw:caption-point-y="42.8pt">
              <dc:date>2020-10-28T00:00:00</dc:date>
              <text:p text:style-name="P1"><text:span text:style-name="T1">For now, the test uses randomization, but it does not explicitly makes all bit types in CAN FD enabled variant!</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74" calcext:value-type="float">
            <text:p>74</text:p>
          </table:table-cell>
          <table:table-cell office:value-type="string" calcext:value-type="string">
            <office:annotation draw:style-name="gr3" draw:text-style-name="P2" svg:width="82.18pt" svg:height="80.76pt" svg:x="1236.76pt" svg:y="1837.73pt" draw:caption-point-x="-17.29pt" draw:caption-point-y="42.8pt">
              <dc:date>2020-10-29T00:00:00</dc:date>
              <text:p text:style-name="P1"><text:span text:style-name="T1">CAN FD variant variant has only 38 tests, but ISO states 39. Find out why!!</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14" calcext:value-type="float">
            <text:p>114</text:p>
          </table:table-cell>
          <table:table-cell office:value-type="string" calcext:value-type="string">
            <office:annotation draw:style-name="gr12" draw:text-style-name="P2" svg:width="82.18pt" svg:height="108.91pt" svg:x="1236.76pt" svg:y="1852.72pt" draw:caption-point-x="-17.29pt" draw:caption-point-y="42.8pt">
              <dc:date>2020-10-29T00:00:00</dc:date>
              <text:p text:style-name="P1"><text:span text:style-name="T1">CAN FD variant variant has only 38 tests, but ISO states 39. Find out why!!</text:span></text:p>
              <text:p text:style-name="P1"><text:span text:style-name="T1"/></text:p>
              <text:p text:style-name="P1"><text:span text:style-name="T1">Also Common variant has more iterations than ISO. It needs to be found why!</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office:value-type="string" calcext:value-type="string">
            <text:p>TestIso_8_2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3" calcext:value-type="float">
            <text:p>23</text:p>
          </table:table-cell>
          <table:table-cell office:value-type="string" calcext:value-type="string">
            <office:annotation draw:style-name="gr12" draw:text-style-name="P2" svg:width="82.18pt" svg:height="108.91pt" svg:x="1219.46pt" svg:y="1910.52pt" draw:caption-point-x="0pt" draw:caption-point-y="0pt">
              <dc:date>2020-10-30T00:00:00</dc:date>
              <text:p text:style-name="P1"><text:span text:style-name="T1">CAN FD variant variant says only 16 test cases, but in reality, there are 18 test cases!</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office:value-type="string" calcext:value-type="string">
            <text:p>TestIso_8_2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08" calcext:value-type="float">
            <text:p>1008</text:p>
          </table:table-cell>
          <table:table-cell table:number-columns-repeated="1013"/>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style-name="ce24" table:number-columns-repeated="3"/>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style-name="ce24" table:number-columns-repeated="3"/>
          <table:table-cell office:value-type="float" office:value="8" calcext:value-type="float">
            <text:p>8</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style-name="ce24" table:number-columns-repeated="3"/>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style-name="ce24" table:number-columns-repeated="3"/>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8" calcext:value-type="float">
            <text:p>18</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33" office:value-type="string" calcext:value-type="string">
            <text:p>Open</text:p>
          </table:table-cell>
          <table:table-cell table:style-name="ce24" table:number-columns-repeated="3"/>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office:value-type="string" calcext:value-type="string">
            <text:p>TestIso_8_5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office:value-type="string" calcext:value-type="string">
            <text:p>TestIso_8_5_1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office:value-type="string" calcext:value-type="string">
            <text:p>TestIso_8_5_1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office:value-type="string" calcext:value-type="string">
            <text:p>TestIso_8_5_1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 calcext:value-type="float">
            <text:p>10</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office:value-type="string" calcext:value-type="string">
            <office:annotation draw:style-name="gr13" draw:text-style-name="P2" svg:width="82.18pt" svg:height="52.61pt" svg:x="1236.76pt" svg:y="2418.21pt" draw:caption-point-x="-17.29pt" draw:caption-point-y="42.8pt">
              <dc:date>2020-09-20T00:00:00</dc:date>
              <text:p text:style-name="P1"><text:span text:style-name="T1">Response part of the ISO shall be after “overload” not after “error” flag!</text:span></text:p>
            </office:annotation>
            <text:p>ISO Typ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office:value-type="string" calcext:value-type="string">
            <text:p>TestIso_8_6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office:value-type="string" calcext:value-type="string">
            <text:p>ISO Typo</text:p>
          </table:table-cell>
          <table:table-cell table:number-columns-repeated="1012"/>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office:value-type="string" calcext:value-type="string">
            <text:p>TestIso_8_6_2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office:value-type="string" calcext:value-type="string">
            <text:p>TestIso_8_6_2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12" draw:text-style-name="P2" svg:width="82.18pt" svg:height="108.91pt" svg:x="1236.76pt" svg:y="2658.22pt" draw:caption-point-x="-17.29pt" draw:caption-point-y="42.8pt">
              <dc:date>2020-11-15T00:00:00</dc:date>
              <text:p text:style-name="P1"><text:span text:style-name="T1">In this test, the TEC should be in the end lower by 1, since IUT retransmitted the frame! Therefore it should decrement its TEC, not stay at the same value as on startup!</text:span></text:p>
            </office:annotation>
            <text:p>ISO ERROR!</text:p>
          </table:table-cell>
          <table:table-cell table:number-columns-repeated="1012"/>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office:value-type="string" calcext:value-type="string">
            <office:annotation draw:style-name="gr2" draw:text-style-name="P2" svg:width="82.18pt" svg:height="127.67pt" svg:x="1236.76pt" svg:y="2688.21pt" draw:caption-point-x="-17.29pt" draw:caption-point-y="42.8pt">
              <dc:date>2020-09-28T00:00:00</dc:date>
              <text:p text:style-name="P1"><text:span text:style-name="T1">Sample point is given explicitly in a configuration. Maybe this could be extended to cover other sampling point configurations since ISO says for every possible sample point within given bit rate!</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office:value-type="string" calcext:value-type="string">
            <text:p>TestIso_8_7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6" draw:text-style-name="P2" svg:width="82.18pt" svg:height="352.86pt" svg:x="1236.76pt" svg:y="2703.2pt" draw:caption-point-x="-17.29pt" draw:caption-point-y="42.8pt">
              <dc:date>2020-11-16T00:00:00</dc:date>
              <text:p text:style-name="P1"><text:span text:style-name="T1">Again, the same problem with input delay! The first edge in arbitration field will be transmitted by IUT after slightly more than integer number of time quantas.</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office:value-type="string" calcext:value-type="string">
            <text:p>TestIso_8_7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6" draw:text-style-name="P2" svg:width="82.18pt" svg:height="352.86pt" svg:x="1236.76pt" svg:y="2718.23pt" draw:caption-point-x="-17.29pt" draw:caption-point-y="42.8pt">
              <dc:date>2020-11-16T00:00:00</dc:date>
              <text:p text:style-name="P1"><text:span text:style-name="T1">Again, the same problem with input delay! The first edge in arbitration field will be transmitted by IUT after slightly more than integer number of time quantas.</text:span></text:p>
              <text:p text:style-name="P1"><text:span text:style-name="T1"/></text:p>
              <text:p text:style-name="P1"><text:span text:style-name="T1">Also, more sample points shall be tested!</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office:value-type="string" calcext:value-type="string">
            <text:p>TestIso_8_7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MIN(SJW(N), PH2(N)</text:p>
          </table:table-cell>
          <table:table-cell office:value-type="string" calcext:value-type="string">
            <office:annotation draw:style-name="gr3" draw:text-style-name="P2" svg:width="82.18pt" svg:height="80.76pt" svg:x="1236.76pt" svg:y="2733.22pt" draw:caption-point-x="-17.29pt" draw:caption-point-y="42.8pt">
              <dc:date>2020-11-17T00:00:00</dc:date>
              <text:p text:style-name="P1"><text:span text:style-name="T1">Here this works thanks to input delay! We might consider changing last monitored value of the shortened bit.</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office:value-type="string" calcext:value-type="string">
            <text:p>TestIso_8_7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PH2(N) – SJW(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office:value-type="string" calcext:value-type="string">
            <text:p>TestIso_8_7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3" draw:text-style-name="P2" svg:width="82.18pt" svg:height="52.61pt" svg:x="1236.76pt" svg:y="2763.21pt" draw:caption-point-x="-17.29pt" draw:caption-point-y="42.8pt">
              <dc:date>2020-11-21T00:00:00</dc:date>
              <text:p text:style-name="P1">Multiple Sample points with the same bit-rate should be considered!</text:p>
            </office:annotation>
            <text:p>TOD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office:value-type="string" calcext:value-type="string">
            <text:p>TestIso_8_7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office:value-type="string" calcext:value-type="string">
            <text:p>TestIso_8_7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3" draw:text-style-name="P2" svg:width="82.18pt" svg:height="52.61pt" svg:x="1236.76pt" svg:y="2793.2pt" draw:caption-point-x="-17.29pt" draw:caption-point-y="42.8pt">
              <dc:date>2020-11-21T00:00:00</dc:date>
              <text:p text:style-name="P1">Multiple Sample points with the same bit-rate should be considered!</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office:value-type="string" calcext:value-type="string">
            <text:p>TestIso_8_7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 draw:text-style-name="P2" svg:width="82.18pt" svg:height="183.97pt" svg:x="1236.76pt" svg:y="2808.23pt" draw:caption-point-x="-17.29pt" draw:caption-point-y="42.8pt">
              <dc:date>2020-11-21T00:00:00</dc:date>
              <text:p text:style-name="P1">I think here next edge shall be expected 6 bit times + PH2 – SJW – 1 Time quantas instead! It is the same scenario as previous test, only here, the edge comes one TQ after sample point, therefore with the same resynchronization behavior (SJW <text:s/>limited), the next edge shall come 1 TQ earlier!</text:p>
            </office:annotation>
            <text:p>ISO ERROR</text:p>
          </table:table-cell>
          <table:table-cell table:number-columns-repeated="1012"/>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table-cell table:style-name="ce24" table:number-columns-repeated="4"/>
          <table:table-cell table:number-columns-repeated="1014"/>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office:value-type="string" calcext:value-type="string">
            <text:p>TestIso_8_8_1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14" draw:text-style-name="P2" svg:width="82.18pt" svg:height="33.85pt" svg:x="1236.76pt" svg:y="2838.22pt" draw:caption-point-x="-17.29pt" draw:caption-point-y="42.8pt">
              <dc:date>2020-11-21T00:00:00</dc:date>
              <text:p text:style-name="P1">Different Sample points should be tried.</text:p>
            </office:annotation>
            <text:p>TODO</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office:value-type="string" calcext:value-type="string">
            <text:p>TestIso_8_8_1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15" draw:text-style-name="P2" svg:width="82.18pt" svg:height="33.85pt" svg:x="1236.76pt" svg:y="2853.21pt" draw:caption-point-x="-17.29pt" draw:caption-point-y="42.8pt">
              <dc:date>2020-11-21T00:00:00</dc:date>
              <text:p text:style-name="P1">Different Sample points should be tried.</text:p>
            </office:annotation>
            <text:p>TODO</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 secondary sample point test in DATA field</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table:table-cell table:style-name="ce33" office:value-type="string" calcext:value-type="string">
            <text:p>Open</text:p>
          </table:table-cell>
          <table:table-cell table:style-name="ce24" table:number-columns-repeated="3"/>
          <table:table-cell table:number-columns-repeated="1014"/>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table-cell table:style-name="ce24" table:number-columns-repeated="4"/>
          <table:table-cell table:number-columns-repeated="1014"/>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33" office:value-type="string" calcext:value-type="string">
            <text:p>Open</text:p>
          </table:table-cell>
          <table:table-cell table:style-name="ce24" table:number-columns-repeated="3"/>
          <table:table-cell office:value-type="float" office:value="16" calcext:value-type="float">
            <text:p>16</text:p>
          </table:table-cell>
          <table:table-cell table:number-columns-repeated="1013"/>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33" office:value-type="string" calcext:value-type="string">
            <text:p>Open</text:p>
          </table:table-cell>
          <table:table-cell table:style-name="ce24" table:number-columns-repeated="3"/>
          <table:table-cell office:value-type="float" office:value="16" calcext:value-type="float">
            <text:p>16</text:p>
          </table:table-cell>
          <table:table-cell table:number-columns-repeated="1013"/>
        </table:table-row>
        <table:table-row table:style-name="ro1">
          <table:table-cell table:number-columns-repeated="6"/>
          <table:table-cell table:style-name="ce24" table:number-columns-repeated="4"/>
          <table:table-cell table:number-columns-repeated="1014"/>
        </table:table-row>
        <table:table-row table:style-name="ro1">
          <table:table-cell table:number-columns-repeated="6"/>
          <table:table-cell table:style-name="ce24" table:number-columns-repeated="4"/>
          <table:table-cell table:style-name="Default"/>
          <table:table-cell table:number-columns-repeated="1013"/>
        </table:table-row>
        <table:table-row table:style-name="ro1">
          <table:table-cell table:number-columns-repeated="4"/>
          <table:table-cell table:style-name="ce2" table:number-columns-repeated="2"/>
          <table:table-cell table:style-name="ce39" table:number-columns-repeated="4"/>
          <table:table-cell table:number-columns-repeated="1014"/>
        </table:table-row>
        <table:table-row table:style-name="ro7">
          <table:table-cell table:number-columns-repeated="4"/>
          <table:table-cell table:style-name="ce26" table:number-columns-repeated="2"/>
          <table:table-cell table:style-name="ce39" table:number-columns-repeated="4"/>
          <table:table-cell table:number-columns-repeated="1014"/>
        </table:table-row>
        <table:table-row table:style-name="ro8">
          <table:table-cell table:number-columns-repeated="4"/>
          <table:table-cell table:style-name="ce26" table:number-columns-repeated="2"/>
          <table:table-cell table:style-name="ce39" table:number-columns-repeated="4"/>
          <table:table-cell table:number-columns-repeated="1014"/>
        </table:table-row>
        <table:table-row table:style-name="ro9">
          <table:table-cell table:number-columns-repeated="4"/>
          <table:table-cell table:style-name="ce26" table:number-columns-repeated="2"/>
          <table:table-cell table:style-name="ce39" table:number-columns-repeated="4"/>
          <table:table-cell table:number-columns-repeated="1014"/>
        </table:table-row>
        <table:table-row table:style-name="ro10">
          <table:table-cell table:number-columns-repeated="4"/>
          <table:table-cell table:style-name="ce26" table:number-columns-repeated="2"/>
          <table:table-cell table:number-columns-repeated="1018"/>
        </table:table-row>
        <table:table-row table:style-name="ro11">
          <table:table-cell table:number-columns-repeated="4"/>
          <table:table-cell table:style-name="ce26" table:number-columns-repeated="2"/>
          <table:table-cell table:number-columns-repeated="1018"/>
        </table:table-row>
        <table:table-row table:style-name="ro12">
          <table:table-cell table:number-columns-repeated="4"/>
          <table:table-cell table:style-name="ce26" table:number-columns-repeated="2"/>
          <table:table-cell table:number-columns-repeated="1018"/>
        </table:table-row>
        <table:table-row table:style-name="ro1" table:number-rows-repeated="3">
          <table:table-cell table:number-columns-repeated="4"/>
          <table:table-cell table:style-name="ce26" table:number-columns-repeated="2"/>
          <table:table-cell table:number-columns-repeated="1018"/>
        </table:table-row>
        <table:table-row table:style-name="ro13">
          <table:table-cell table:number-columns-repeated="4"/>
          <table:table-cell table:style-name="ce26" table:number-columns-repeated="2"/>
          <table:table-cell table:number-columns-repeated="1018"/>
        </table:table-row>
        <table:table-row table:style-name="ro14">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6">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8">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1">
          <table:table-cell table:number-columns-repeated="2"/>
          <table:table-cell table:style-name="ce2" table:number-columns-repeated="2"/>
          <table:table-cell table:style-name="ce9" table:number-columns-repeated="2"/>
          <table:table-cell table:number-columns-repeated="1018"/>
        </table:table-row>
        <table:table-row table:style-name="ro1">
          <table:table-cell table:number-columns-repeated="4"/>
          <table:table-cell table:style-name="ce28" table:number-columns-repeated="2"/>
          <table:table-cell table:number-columns-repeated="1018"/>
        </table:table-row>
        <table:table-row table:style-name="ro1" table:number-rows-repeated="2">
          <table:table-cell table:number-columns-repeated="4"/>
          <table:table-cell table:style-name="ce26" table:number-columns-repeated="2"/>
          <table:table-cell table:number-columns-repeated="1018"/>
        </table:table-row>
        <table:table-row table:style-name="ro17">
          <table:table-cell table:number-columns-repeated="4"/>
          <table:table-cell table:style-name="ce9" table:number-columns-repeated="2"/>
          <table:table-cell table:number-columns-repeated="1018"/>
        </table:table-row>
        <table:table-row table:style-name="ro1" table:number-rows-repeated="6">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8">
          <table:table-cell table:number-columns-repeated="4"/>
          <table:table-cell table:style-name="ce26" table:number-columns-repeated="2"/>
          <table:table-cell table:number-columns-repeated="1018"/>
        </table:table-row>
        <table:table-row table:style-name="ro1" table:number-rows-repeated="31">
          <table:table-cell table:number-columns-repeated="4"/>
          <table:table-cell table:style-name="ce26" table:number-columns-repeated="2"/>
          <table:table-cell table:number-columns-repeated="1018"/>
        </table:table-row>
        <table:table-row table:style-name="ro1">
          <table:table-cell table:number-columns-repeated="1024"/>
        </table:table-row>
        <table:table-row table:style-name="ro1" table:number-rows-repeated="16">
          <table:table-cell table:number-columns-repeated="4"/>
          <table:table-cell table:style-name="ce26" table:number-columns-repeated="2"/>
          <table:table-cell table:number-columns-repeated="1018"/>
        </table:table-row>
        <table:table-row table:style-name="ro1">
          <table:table-cell table:number-columns-repeated="4"/>
          <table:table-cell table:style-name="ce9" table:number-columns-repeated="2"/>
          <table:table-cell table:number-columns-repeated="1018"/>
        </table:table-row>
        <table:table-row table:style-name="ro1" table:number-rows-repeated="5">
          <table:table-cell table:number-columns-repeated="4"/>
          <table:table-cell table:style-name="ce26" table:number-columns-repeated="2"/>
          <table:table-cell table:number-columns-repeated="1018"/>
        </table:table-row>
        <table:table-row table:style-name="ro1" table:number-rows-repeated="10482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1">00/00/0000</text:date>, <text:time style:data-style-name="N2" text:time-value="11:24:30.170270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0-11-21T15:10:34.030859042</dc:date>
    <meta:editing-duration>P32DT8H39M19S</meta:editing-duration>
    <meta:editing-cycles>547</meta:editing-cycles>
    <meta:document-statistic meta:table-count="1" meta:cell-count="1520" meta:object-count="0"/>
  </office:meta>
</office:document-meta>
</file>